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6.6pt"/>
    </style:style>
    <style:style style:name="co2" style:family="table-column">
      <style:table-column-properties fo:break-before="auto" style:column-width="178.3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color="#212121" style:font-name="Noto Sans" fo:font-size="14pt" fo:language="none" fo:country="none" style:font-name-asian="Noto Sans" style:font-size-asian="14pt" style:language-asian="none" style:country-asian="none" style:font-name-complex="Noto Sans" style:font-size-complex="14pt" style:language-complex="none" style:country-complex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2.23269" calcext:value-type="float">
            <text:p>2.23269</text:p>
          </table:table-cell>
          <table:table-cell/>
        </table:table-row>
        <table:table-row table:style-name="ro2">
          <table:table-cell office:value-type="float" office:value="2.22172" calcext:value-type="float">
            <text:p>2.22172</text:p>
          </table:table-cell>
          <table:table-cell table:style-name="ce1" table:formula="of:=AVERAGE([.A1:.A10])" office:value-type="float" office:value="2.22621" calcext:value-type="float">
            <text:p>2.22621</text:p>
          </table:table-cell>
        </table:table-row>
        <table:table-row table:style-name="ro1">
          <table:table-cell office:value-type="float" office:value="2.22219" calcext:value-type="float">
            <text:p>2.22219</text:p>
          </table:table-cell>
          <table:table-cell/>
        </table:table-row>
        <table:table-row table:style-name="ro2">
          <table:table-cell office:value-type="float" office:value="2.22096" calcext:value-type="float">
            <text:p>2.22096</text:p>
          </table:table-cell>
          <table:table-cell table:style-name="ce2" table:formula="of:=STDEVPA([.A1:.A10])" office:value-type="float" office:value="0.00597458617813818" calcext:value-type="float">
            <text:p>0.0059745862</text:p>
          </table:table-cell>
        </table:table-row>
        <table:table-row table:style-name="ro1">
          <table:table-cell office:value-type="float" office:value="2.22248" calcext:value-type="float">
            <text:p>2.22248</text:p>
          </table:table-cell>
          <table:table-cell/>
        </table:table-row>
        <table:table-row table:style-name="ro1">
          <table:table-cell office:value-type="float" office:value="2.2217" calcext:value-type="float">
            <text:p>2.2217</text:p>
          </table:table-cell>
          <table:table-cell/>
        </table:table-row>
        <table:table-row table:style-name="ro1">
          <table:table-cell office:value-type="float" office:value="2.21927" calcext:value-type="float">
            <text:p>2.21927</text:p>
          </table:table-cell>
          <table:table-cell/>
        </table:table-row>
        <table:table-row table:style-name="ro1">
          <table:table-cell office:value-type="float" office:value="2.23399" calcext:value-type="float">
            <text:p>2.23399</text:p>
          </table:table-cell>
          <table:table-cell/>
        </table:table-row>
        <table:table-row table:style-name="ro1">
          <table:table-cell office:value-type="float" office:value="2.23311" calcext:value-type="float">
            <text:p>2.23311</text:p>
          </table:table-cell>
          <table:table-cell/>
        </table:table-row>
        <table:table-row table:style-name="ro1">
          <table:table-cell office:value-type="float" office:value="2.23399" calcext:value-type="float">
            <text:p>2.2339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/00/0000</text:date>, <text:time style:data-style-name="N2" text:time-value="17:58:32.9110776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</meta:initial-creator>
    <meta:creation-date>2016-03-08T19:37:44.355475988</meta:creation-date>
    <dc:date>2016-03-15T18:24:22.597111137</dc:date>
    <dc:creator>George </dc:creator>
    <meta:editing-duration>PT27M53S</meta:editing-duration>
    <meta:editing-cycles>4</meta:editing-cycles>
    <meta:generator>LibreOffice/5.0.3.2$Linux_X86_64 LibreOffice_project/00m0$Build-2</meta:generator>
    <meta:document-statistic meta:table-count="1" meta:cell-count="12" meta:object-count="0"/>
  </office:meta>
</office:document-meta>
</file>